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Roboto Mono" svg:font-family="'Roboto Mono'" style:font-family-generic="modern" style:font-pitch="fixed"/>
    <style:font-face style:name="Roboto" svg:font-family="Roboto" style:font-pitch="variable"/>
    <style:font-face style:name="Roboto1" svg:font-family="Roboto" style:font-adornments="Regular" style:font-pitch="variable"/>
    <style:font-face style:name="Roboto Mono1" svg:font-family="'Roboto Mono'" style:font-pitch="variable"/>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0000" style:shadow="none">
        <style:tab-stops>
          <style:tab-stop style:position="7.5in" style:type="right"/>
        </style:tab-stops>
      </style:paragraph-properties>
    </style:style>
    <style:style style:name="P2" style:family="paragraph" style:parent-style-name="Footer">
      <style:paragraph-properties fo:text-align="start" style:justify-single-word="false" fo:padding="0in" fo:border-left="none" fo:border-right="none" fo:border-top="0.51pt solid #000000" fo:border-bottom="none" style:shadow="none"/>
      <style:text-properties style:font-name="Roboto"/>
    </style:style>
    <style:style style:name="P3" style:family="paragraph" style:parent-style-name="Heading">
      <style:text-properties style:font-name="Roboto" fo:font-size="14pt" officeooo:rsid="003ddb2a" officeooo:paragraph-rsid="003ddb2a" style:font-name-asian="Lucida Sans Unicode" style:font-size-asian="14pt" style:font-name-complex="Tahoma" style:font-size-complex="14pt"/>
    </style:style>
    <style:style style:name="P4" style:family="paragraph" style:parent-style-name="Standard">
      <style:text-properties style:font-name="Roboto" fo:font-weight="bold" officeooo:rsid="0025c8dd" officeooo:paragraph-rsid="003ddb2a" style:font-weight-asian="bold" style:font-weight-complex="bold"/>
    </style:style>
    <style:style style:name="P5" style:family="paragraph" style:parent-style-name="Standard">
      <style:text-properties officeooo:paragraph-rsid="003ddb2a"/>
    </style:style>
    <style:style style:name="P6" style:family="paragraph" style:parent-style-name="Standard">
      <style:text-properties style:font-name="Roboto Mono1" fo:font-weight="bold" officeooo:rsid="0025c8dd" officeooo:paragraph-rsid="003ddb2a" style:font-weight-asian="bold" style:font-weight-complex="bold"/>
    </style:style>
    <style:style style:name="P7" style:family="paragraph" style:parent-style-name="Standard">
      <style:text-properties style:font-name="Roboto Mono1" fo:font-weight="normal" officeooo:rsid="0025c8dd" officeooo:paragraph-rsid="003ddb2a" style:font-weight-asian="normal" style:font-weight-complex="normal"/>
    </style:style>
    <style:style style:name="P8"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s>
      </style:paragraph-properties>
      <style:text-properties style:font-name="Roboto Mono" officeooo:paragraph-rsid="003ddb2a"/>
    </style:style>
    <style:style style:name="P9"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s>
      </style:paragraph-properties>
      <style:text-properties style:font-name="Roboto Mono" fo:font-size="10pt" style:text-underline-style="none" officeooo:paragraph-rsid="003ddb2a" style:font-size-asian="10pt" style:font-name-complex="Courier New1" style:font-weight-complex="normal"/>
    </style:style>
    <style:style style:name="P10"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s>
      </style:paragraph-properties>
      <style:text-properties style:font-name="Roboto Mono" fo:font-weight="bold" officeooo:rsid="0025c8dd" officeooo:paragraph-rsid="003ddb2a" style:font-weight-asian="bold" style:font-weight-complex="bold"/>
    </style:style>
    <style:style style:name="P11" style:family="paragraph" style:parent-style-name="Standard">
      <style:paragraph-properties fo:break-before="page">
        <style:tab-stops>
          <style:tab-stop style:position="0.25in"/>
          <style:tab-stop style:position="0.5in"/>
          <style:tab-stop style:position="0.75in"/>
          <style:tab-stop style:position="1in"/>
          <style:tab-stop style:position="1.25in"/>
          <style:tab-stop style:position="1.5in"/>
        </style:tab-stops>
      </style:paragraph-properties>
      <style:text-properties style:font-name="Roboto Mono" officeooo:paragraph-rsid="003ddb2a"/>
    </style:style>
    <style:style style:name="T1" style:family="text">
      <style:text-properties style:font-name="Roboto"/>
    </style:style>
    <style:style style:name="T2" style:family="text">
      <style:text-properties style:font-name="Roboto" fo:font-size="12pt" fo:language="en" fo:country="US" fo:font-style="normal" fo:font-weight="normal" officeooo:rsid="003ddb2a" style:font-size-asian="12pt" style:language-asian="en" style:country-asian="US" style:font-name-complex="Arial1" style:font-size-complex="12pt"/>
    </style:style>
    <style:style style:name="T3" style:family="text">
      <style:text-properties style:font-name="Roboto" fo:font-size="12pt" fo:font-style="normal" fo:font-weight="normal" style:font-size-asian="12pt" style:font-name-complex="Arial1" style:font-size-complex="12pt"/>
    </style:style>
    <style:style style:name="T4" style:family="text">
      <style:text-properties style:font-name="Roboto" fo:font-size="12pt" fo:font-style="normal" fo:font-weight="normal" style:font-size-asian="12pt" style:font-size-complex="12pt"/>
    </style:style>
    <style:style style:name="T5" style:family="text">
      <style:text-properties style:font-name="Roboto" fo:font-weight="normal" style:font-weight-asian="normal" style:font-weight-complex="normal"/>
    </style:style>
    <style:style style:name="T6" style:family="text">
      <style:text-properties style:font-name="Roboto" fo:font-weight="normal" officeooo:rsid="0025955e" style:font-weight-asian="normal" style:font-weight-complex="normal"/>
    </style:style>
    <style:style style:name="T7" style:family="text">
      <style:text-properties style:font-name="Roboto" fo:font-weight="normal" officeooo:rsid="003ddb2a" style:font-weight-asian="normal" style:font-weight-complex="normal"/>
    </style:style>
    <style:style style:name="T8" style:family="text">
      <style:text-properties style:font-name="Roboto" fo:font-weight="normal" officeooo:rsid="0025c8dd" style:font-weight-asian="normal" style:font-weight-complex="normal"/>
    </style:style>
    <style:style style:name="T9" style:family="text">
      <style:text-properties style:font-name="Roboto" fo:font-weight="normal" officeooo:rsid="001eb0df" style:font-weight-asian="normal" style:font-weight-complex="normal"/>
    </style:style>
    <style:style style:name="T10" style:family="text">
      <style:text-properties style:font-name="Roboto" fo:font-weight="normal" officeooo:rsid="003f23e5" style:font-weight-asian="normal" style:font-weight-complex="normal"/>
    </style:style>
    <style:style style:name="T11" style:family="text">
      <style:text-properties style:font-name="Roboto" fo:font-size="10pt" officeooo:rsid="003ddb2a"/>
    </style:style>
    <style:style style:name="T12" style:family="text">
      <style:text-properties style:font-name="Roboto" fo:font-size="10pt" fo:font-weight="normal" officeooo:rsid="003ddb2a" style:font-weight-asian="normal" style:font-weight-complex="normal"/>
    </style:style>
    <style:style style:name="T13" style:family="text">
      <style:text-properties style:font-name="Roboto" fo:font-size="10pt" fo:font-weight="normal" officeooo:rsid="003f23e5" style:font-weight-asian="normal" style:font-weight-complex="normal"/>
    </style:style>
    <style:style style:name="T14" style:family="text">
      <style:text-properties style:font-name="Roboto" fo:font-size="10pt" officeooo:rsid="003f23e5"/>
    </style:style>
    <style:style style:name="T15" style:family="text">
      <style:text-properties style:font-name="Roboto" fo:font-style="normal" fo:font-weight="normal" officeooo:rsid="003ddb2a" style:font-size-asian="12pt" style:font-name-complex="Arial1"/>
    </style:style>
    <style:style style:name="T16" style:family="text">
      <style:text-properties style:font-name="Roboto" officeooo:rsid="0025955e"/>
    </style:style>
    <style:style style:name="T17" style:family="text">
      <style:text-properties style:font-name="Roboto" officeooo:rsid="001eb0df"/>
    </style:style>
    <style:style style:name="T18" style:family="text">
      <style:text-properties style:font-name="Roboto" officeooo:rsid="003ddb2a"/>
    </style:style>
    <style:style style:name="T19" style:family="text">
      <style:text-properties style:font-name="Roboto" fo:font-weight="bold" style:font-weight-asian="bold" style:font-weight-complex="bold"/>
    </style:style>
    <style:style style:name="T20" style:family="text">
      <style:text-properties style:font-name="Roboto" fo:font-weight="bold" officeooo:rsid="0025955e" style:font-weight-asian="bold" style:font-weight-complex="bold"/>
    </style:style>
    <style:style style:name="T21" style:family="text">
      <style:text-properties fo:font-style="italic" style:font-style-asian="italic" style:font-style-complex="italic"/>
    </style:style>
    <style:style style:name="T22" style:family="text">
      <style:text-properties fo:color="#000000" loext:opacity="100%" style:font-name="Roboto" fo:font-size="10pt" fo:language="en" fo:country="US" officeooo:rsid="0025955e" style:letter-kerning="true" style:font-name-asian="Liberation Serif" style:font-size-asian="12pt" style:language-asian="hi" style:country-asian="IN" style:font-name-complex="Liberation Serif" style:font-size-complex="12pt"/>
    </style:style>
    <style:style style:name="T23" style:family="text">
      <style:text-properties fo:color="#000000" loext:opacity="100%" style:font-name="Roboto" fo:font-size="10pt" fo:language="en" fo:country="US" fo:font-weight="normal" officeooo:rsid="0025955e" style:letter-kerning="true" style:font-name-asian="Liberation Serif" style:font-size-asian="12pt" style:language-asian="hi" style:country-asian="IN" style:font-weight-asian="normal" style:font-name-complex="Liberation Serif" style:font-size-complex="12pt" style:font-weight-complex="normal"/>
    </style:style>
    <style:style style:name="T24" style:family="text">
      <style:text-properties fo:font-size="10pt" style:text-underline-style="none" fo:font-weight="normal" style:font-size-asian="10pt" style:font-weight-asian="normal" style:font-name-complex="Courier New1"/>
    </style:style>
    <style:style style:name="T25" style:family="text">
      <style:text-properties fo:font-size="10pt" style:text-underline-style="none" fo:font-weight="normal" officeooo:rsid="003ddb2a" style:font-size-asian="10pt" style:font-weight-asian="normal" style:font-name-complex="Courier New1"/>
    </style:style>
    <style:style style:name="T26" style:family="text">
      <style:text-properties officeooo:rsid="003ddb2a"/>
    </style:style>
    <style:style style:name="T27" style:family="text">
      <style:text-properties style:font-name="Roboto" fo:font-size="10pt" style:text-underline-style="none" fo:font-weight="normal" style:font-size-asian="10pt" style:font-weight-asian="normal" style:font-name-complex="Arial2"/>
    </style:style>
    <style:style style:name="T28" style:family="text">
      <style:text-properties style:font-name="Roboto" fo:font-size="10pt" style:text-underline-style="none" fo:font-weight="normal" officeooo:rsid="003ddb2a" style:font-size-asian="10pt" style:font-weight-asian="normal" style:font-name-complex="Arial2"/>
    </style:style>
    <style:style style:name="T29" style:family="text">
      <style:text-properties officeooo:rsid="003f23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es</text:p>
      <text:p text:style-name="P5"><text:span text:style-name="T27">For a 16-bit CRC, the polynomial 0xBAAD provides Hamming Distance 4 protection for messages up to 2048 bytes (see Koopman, Philip, "Better Embedded System Software", also </text:span><text:a xlink:type="simple" xlink:href="https://betterembsw.blogspot.com/2010/05/whats-best-crc-polynomial-to-use.html" text:style-name="Internet_20_link" text:visited-style-name="Visited_20_Internet_20_Link">http</text:a><text:a xlink:type="simple" xlink:href="https://betterembsw.blogspot.com/2010/05/whats-best-crc-polynomial-to-use.html" text:style-name="Internet_20_link" text:visited-style-name="Visited_20_Internet_20_Link"><text:span text:style-name="T28">s</text:span></text:a><text:a xlink:type="simple" xlink:href="https://betterembsw.blogspot.com/2010/05/whats-best-crc-polynomial-to-use.html" text:style-name="Internet_20_link" text:visited-style-name="Visited_20_Internet_20_Link"><text:span text:style-name="T27">://betterembsw.blogspot.com/2010/05/whats-best-crc-polynomial-to-use.html</text:span></text:a><text:span text:style-name="T27">). The value 0xBAAD represents the polynomial in "Koopman notation" (i.e., reverse of reciprocal with trailing +1 omitted). The "normal" representation would be 0x755B. Since RS-232 is little-endian (transmitted lsb first), </text:span><text:span text:style-name="T28">Aeon's</text:span><text:span text:style-name="T27"> CRC generation and validation code works the data in that direction, i.e., it shifts to the right instead of left, and accordingly uses the reverse version of the polynomial, 0xDAAE. Additionally, to detect potential errors in leading zero bits, a preset of -1 (0xFFFF) is used instead of 0, and similarly for potential trailing zero errors, the CRC code is inverted before appending it to the message. The resulting residual constant</text:span><text:span text:style-name="T28">,</text:span><text:span text:style-name="T27"> 0x82C0</text:span><text:span text:style-name="T28">, is used by all Aeon serial devices</text:span><text:span text:style-name="T27">.</text:span></text:p>
      <text:p text:style-name="P7"/>
      <text:p text:style-name="P5"><text:span text:style-name="T7">Additionally, a</text:span><text:span text:style-name="T8">ll </text:span><text:span text:style-name="T12">Aeon </text:span><text:span text:style-name="T13">serial </text:span><text:span text:style-name="T12">device</text:span><text:span text:style-name="T8"> response</text:span><text:span text:style-name="T6"> messages</text:span><text:span text:style-name="T8"> </text:span><text:span text:style-name="T23">are</text:span><text:span text:style-name="T8"> terminated with a two-byte CRC code followed by ETX</text:span><text:span text:style-name="T7"> <text:s/>{0x03}</text:span><text:span text:style-name="T8">.</text:span><text:span text:style-name="T9"> </text:span><text:span text:style-name="T13">A</text:span><text:span text:style-name="T5">ll command</text:span><text:span text:style-name="T6"> messages </text:span><text:span text:style-name="T5">must </text:span><text:span text:style-name="T7">also </text:span><text:span text:style-name="T5">be terminated with a two-byte CRC code followed by ETX</text:span><text:span text:style-name="T1">.</text:span><text:span text:style-name="T17"> </text:span><text:span text:style-name="T18">Finally, e</text:span><text:span text:style-name="T1">xcept as a terminating character, and possibly as a byte in the CRC code, ETX may not appear in any </text:span><text:span text:style-name="T22">message</text:span><text:span text:style-name="T1">.</text:span></text:p>
      <text:p text:style-name="P5"><text:span text:style-name="T1"/></text:p>
      <text:p text:style-name="P5"><text:span text:style-name="T18">The following </text:span><text:span text:style-name="T11">algorithms efficiently handle encoding, transmitting, receiving and decoding messages according to the foregoing con</text:span><text:span text:style-name="T14">ventions</text:span><text:span text:style-name="T11">.</text:span></text:p>
      <text:p text:style-name="P4"/>
      <text:p text:style-name="P6"/>
      <text:p text:style-name="P8"><text:span text:style-name="T24">///////////////////////////////////////////////////////</text:span></text:p>
      <text:p text:style-name="P8"><text:span text:style-name="T24">// CRC algorithms / pseudocode</text:span></text:p>
      <text:p text:style-name="P8"><text:span text:style-name="T24">//</text:span></text:p>
      <text:p text:style-name="P9"/>
      <text:p text:style-name="P8"><text:span text:style-name="T24">// global constants</text:span></text:p>
      <text:p text:style-name="P8"><text:span text:style-name="T24"><text:tab/>const UInt16 CRC_POLY = 0xDAAE<text:tab/>// reversed version</text:span></text:p>
      <text:p text:style-name="P8"><text:span text:style-name="T24"><text:tab/>const UInt16 CRC_INIT = 0xFFFF<text:tab/>// preset = -1</text:span></text:p>
      <text:p text:style-name="P8"><text:span text:style-name="T24"><text:tab/>const UInt16 CRC_GOOD = 0x82C0<text:tab/>// residual constant</text:span></text:p>
      <text:p text:style-name="P8"><text:span text:style-name="T24"><text:tab/>const byte ETX = 0x03;</text:span></text:p>
      <text:p text:style-name="P9"/>
      <text:p text:style-name="P8"><text:span text:style-name="T24">// reception</text:span></text:p>
      <text:p text:style-name="P9"/>
      <text:p text:style-name="P8"><text:span text:style-name="T24"><text:tab/>// global variables for reception</text:span></text:p>
      <text:p text:style-name="P8"><text:span text:style-name="T24"><text:tab/><text:tab/>UInt16 rxCRC;</text:span></text:p>
      <text:p text:style-name="P8"><text:span text:style-name="T24"><text:tab/><text:tab/>byte_sequence rxMessage;</text:span></text:p>
      <text:p text:style-name="P8"><text:span text:style-name="T24"><text:tab/><text:tab/>bool ErrorCRC;</text:span></text:p>
      <text:p text:style-name="P8"><text:span text:style-name="T24"><text:tab/><text:tab/>int bwuETX; <text:s text:c="4"/>// bytes with unexpected ETX</text:span></text:p>
      <text:p text:style-name="P9"/>
      <text:p text:style-name="P8"><text:span text:style-name="T24"><text:tab/>// rxInit() must be called once before rxByte is called the first time</text:span></text:p>
      <text:p text:style-name="P8"><text:span text:style-name="T24"><text:tab/>rxInit()</text:span></text:p>
      <text:p text:style-name="P8"><text:span text:style-name="T25"><text:tab/></text:span><text:span text:style-name="T24">{</text:span></text:p>
      <text:p text:style-name="P8"><text:span text:style-name="T24"><text:tab/><text:tab/>rxCRC = CRC_INIT;</text:span></text:p>
      <text:p text:style-name="P8"><text:span text:style-name="T24"><text:tab/><text:tab/>rxMessage = "";</text:span></text:p>
      <text:p text:style-name="P8"><text:span text:style-name="T24"><text:tab/><text:tab/>CRC_Error = false;</text:span></text:p>
      <text:p text:style-name="P8"><text:span text:style-name="T24"><text:tab/><text:tab/>bwuETX = 0;</text:span></text:p>
      <text:p text:style-name="P8"><text:span text:style-name="T24"><text:tab/>}</text:span></text:p>
      <text:p text:style-name="P11"><text:span text:style-name="T24"><text:tab/>// call for each received byte c</text:span></text:p>
      <text:p text:style-name="P8"><text:span text:style-name="T24"><text:tab/>rxByte(byte c)</text:span></text:p>
      <text:p text:style-name="P8"><text:span text:style-name="T25"><text:tab/></text:span><text:span text:style-name="T24">{</text:span></text:p>
      <text:p text:style-name="P8"><text:span text:style-name="T24"><text:tab/><text:tab/>if (bwuETX &gt; 0) bwuETX++;</text:span></text:p>
      <text:p text:style-name="P8"><text:span text:style-name="T24"><text:tab/><text:tab/>if (c == ETX)</text:span></text:p>
      <text:p text:style-name="P8"><text:span text:style-name="T25"><text:tab/><text:tab/></text:span><text:span text:style-name="T24">{</text:span></text:p>
      <text:p text:style-name="P8"><text:span text:style-name="T24"><text:tab/><text:tab/><text:tab/>if (rxCRC == CRC_GOOD)</text:span></text:p>
      <text:p text:style-name="P8"><text:span text:style-name="T25"><text:tab/><text:tab/><text:tab/></text:span><text:span text:style-name="T24">{</text:span></text:p>
      <text:p text:style-name="P8"><text:span text:style-name="T24"><text:tab/><text:tab/><text:tab/><text:tab/>// place the validated message into a message handler queue</text:span></text:p>
      <text:p text:style-name="P8"><text:span text:style-name="T24"><text:tab/><text:tab/><text:tab/><text:tab/>// e.g., (first removing the trailing CRC code)</text:span></text:p>
      <text:p text:style-name="P8"><text:span text:style-name="T24"><text:tab/><text:tab/><text:tab/><text:tab/>enqueueMessage(left(rxMessage, rxMessage.Length-2));</text:span></text:p>
      <text:p text:style-name="P8"><text:span text:style-name="T24"><text:tab/><text:tab/><text:tab/>}</text:span></text:p>
      <text:p text:style-name="P8"><text:span text:style-name="T25"><text:tab/><text:tab/><text:tab/></text:span><text:span text:style-name="T24">else if (bwuETX == 0)</text:span></text:p>
      <text:p text:style-name="P8"><text:span text:style-name="T25"><text:tab/><text:tab/><text:tab/></text:span><text:span text:style-name="T24">{</text:span></text:p>
      <text:p text:style-name="P8"><text:span text:style-name="T24"><text:tab/><text:tab/><text:tab/><text:tab/> bwuETX = 1;</text:span></text:p>
      <text:p text:style-name="P8"><text:span text:style-name="T24"><text:tab/><text:tab/><text:tab/>}</text:span></text:p>
      <text:p text:style-name="P9"/>
      <text:p text:style-name="P8"><text:span text:style-name="T24"><text:tab/><text:tab/><text:tab/>if (rxCRC == CRC_GOOD || CRC_Error)</text:span></text:p>
      <text:p text:style-name="P8"><text:span text:style-name="T25"><text:tab/><text:tab/><text:tab/></text:span><text:span text:style-name="T24">{</text:span></text:p>
      <text:p text:style-name="P8"><text:span text:style-name="T24"><text:tab/><text:tab/><text:tab/><text:tab/>rxInit();<text:tab/>// start fresh on the next byte</text:span></text:p>
      <text:p text:style-name="P8"><text:span text:style-name="T24"><text:tab/><text:tab/><text:tab/><text:tab/>return; <text:s text:c="4"/>// continue with the next byte</text:span></text:p>
      <text:p text:style-name="P8"><text:span text:style-name="T24"><text:tab/><text:tab/><text:tab/>}</text:span></text:p>
      <text:p text:style-name="P8"><text:span text:style-name="T24"><text:tab/><text:tab/>}</text:span></text:p>
      <text:p text:style-name="P8"><text:span text:style-name="T24"><text:tab/><text:tab/>rxCRC = CRC_Update(rxCRC, c);</text:span></text:p>
      <text:p text:style-name="P8"><text:span text:style-name="T24"><text:tab/><text:tab/>rxMessage += c;</text:span></text:p>
      <text:p text:style-name="P8"><text:span text:style-name="T24"><text:tab/><text:tab/>if (!CRC_Error &amp;&amp; bwuETX &gt; 2)</text:span></text:p>
      <text:p text:style-name="P8"><text:span text:style-name="T24"><text:tab/><text:tab/><text:tab/>CRC_Error = true; // also insert any CRC error handling here</text:span></text:p>
      <text:p text:style-name="P8"><text:span text:style-name="T24"><text:tab/>}</text:span></text:p>
      <text:p text:style-name="P8"><text:span text:style-name="T24"><text:tab/></text:span></text:p>
      <text:p text:style-name="P9"/>
      <text:p text:style-name="P8"><text:span text:style-name="T24">// transmission</text:span></text:p>
      <text:p text:style-name="P9"/>
      <text:p text:style-name="P8"><text:span text:style-name="T24"><text:tab/>// global variables for transmission</text:span></text:p>
      <text:p text:style-name="P8"><text:span text:style-name="T24"><text:tab/><text:tab/>UInt16 txCRC;</text:span></text:p>
      <text:p text:style-name="P9"/>
      <text:p text:style-name="P8"><text:span text:style-name="T24"><text:tab/>// txInit() must be called once before txByte is called the first time</text:span></text:p>
      <text:p text:style-name="P8"><text:span text:style-name="T24"><text:tab/>txInit()</text:span></text:p>
      <text:p text:style-name="P8"><text:span text:style-name="T25"><text:tab/></text:span><text:span text:style-name="T24">{</text:span></text:p>
      <text:p text:style-name="P8"><text:span text:style-name="T24"><text:tab/><text:tab/>txCRC = CRC_INIT;</text:span></text:p>
      <text:p text:style-name="P8"><text:span text:style-name="T24"><text:tab/>}</text:span></text:p>
      <text:p text:style-name="P11"><text:span text:style-name="T24"><text:tab/>// call once for each data byte of the message to be transmitted</text:span></text:p>
      <text:p text:style-name="P8"><text:span text:style-name="T24"><text:tab/>// call with c = ETX after the last data byte of the message</text:span></text:p>
      <text:p text:style-name="P8"><text:span text:style-name="T24"><text:tab/>txByte(byte c)</text:span></text:p>
      <text:p text:style-name="P8"><text:span text:style-name="T25"><text:tab/></text:span><text:span text:style-name="T24">{</text:span></text:p>
      <text:p text:style-name="P8"><text:span text:style-name="T24"><text:tab/><text:tab/>if (c == ETX)</text:span></text:p>
      <text:p text:style-name="P8"><text:span text:style-name="T25"><text:tab/><text:tab/></text:span><text:span text:style-name="T24">{</text:span></text:p>
      <text:p text:style-name="P8"><text:span text:style-name="T24"><text:tab/><text:tab/><text:tab/>txCRC = ~txCRC;<text:tab/><text:tab/>// post-invert</text:span></text:p>
      <text:p text:style-name="P8"><text:span text:style-name="T24"><text:tab/><text:tab/><text:tab/>send(LOWBYTE(txCRC));<text:tab/>// transmit the CRC code's low byte first</text:span></text:p>
      <text:p text:style-name="P8"><text:span text:style-name="T24"><text:tab/><text:tab/><text:tab/>send(HIGHBYTE(txCRC));</text:span></text:p>
      <text:p text:style-name="P8"><text:span text:style-name="T24"><text:tab/><text:tab/><text:tab/>txCRC = CRC_INIT; <text:tab/><text:tab/>// reset the CRC code</text:span></text:p>
      <text:p text:style-name="P8"><text:span text:style-name="T24"><text:tab/><text:tab/>}</text:span></text:p>
      <text:p text:style-name="P8"><text:span text:style-name="T25"><text:tab/><text:tab/></text:span><text:span text:style-name="T24">else</text:span></text:p>
      <text:p text:style-name="P8"><text:span text:style-name="T25"><text:tab/><text:tab/></text:span><text:span text:style-name="T24">{</text:span></text:p>
      <text:p text:style-name="P8"><text:span text:style-name="T24"><text:tab/><text:tab/><text:tab/>txCRC = CRC_Update(txCRC, c);</text:span></text:p>
      <text:p text:style-name="P8"><text:span text:style-name="T24"><text:tab/><text:tab/>}</text:span></text:p>
      <text:p text:style-name="P8"><text:span text:style-name="T24"><text:tab/><text:tab/>send(c);<text:tab/>// send the byte</text:span></text:p>
      <text:p text:style-name="P8"><text:span text:style-name="T24"><text:tab/>}</text:span></text:p>
      <text:p text:style-name="P9"/>
      <text:p text:style-name="P8"><text:span text:style-name="T24">// utility function</text:span></text:p>
      <text:p text:style-name="P9"/>
      <text:p text:style-name="P8"><text:span text:style-name="T24"><text:tab/>UInt16 CRC_Update(UInt16 crcCode, byte b)</text:span></text:p>
      <text:p text:style-name="P8"><text:span text:style-name="T25"><text:tab/></text:span><text:span text:style-name="T24">{</text:span></text:p>
      <text:p text:style-name="P8"><text:span text:style-name="T24"><text:tab/><text:tab/>crcCode ^= b;</text:span></text:p>
      <text:p text:style-name="P8"><text:span text:style-name="T24"><text:tab/><text:tab/>for (int bit = 0; bit &lt; 8; bit++)</text:span></text:p>
      <text:p text:style-name="P8"><text:span text:style-name="T25"><text:tab/><text:tab/></text:span><text:span text:style-name="T24">{</text:span></text:p>
      <text:p text:style-name="P8"><text:span text:style-name="T24"><text:tab/><text:tab/><text:tab/>int lsb = crcCode &amp; 1;</text:span></text:p>
      <text:p text:style-name="P8"><text:span text:style-name="T24"><text:tab/><text:tab/><text:tab/>crcCode &gt;&gt;= 1;</text:span></text:p>
      <text:p text:style-name="P8"><text:span text:style-name="T24"><text:tab/><text:tab/><text:tab/>if (lsb != 0) crcCode ^= CRC_POLY;</text:span></text:p>
      <text:p text:style-name="P8"><text:span text:style-name="T24"><text:tab/><text:tab/>}</text:span></text:p>
      <text:p text:style-name="P8"><text:span text:style-name="T24"><text:tab/><text:tab/>return crcCode;</text:span></text:p>
      <text:p text:style-name="P10"><text:span text:style-name="T24"><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Roboto Mono" svg:font-family="'Roboto Mono'" style:font-family-generic="modern" style:font-pitch="fixed"/>
    <style:font-face style:name="Roboto" svg:font-family="Roboto" style:font-pitch="variable"/>
    <style:font-face style:name="Roboto1" svg:font-family="Roboto" style:font-adornments="Regular" style:font-pitch="variable"/>
    <style:font-face style:name="Roboto Mono1" svg:font-family="'Roboto Mono'" style:font-pitch="variable"/>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3701in" style:type="center"/>
          <style:tab-stop style:position="0.75in"/>
          <style:tab-stop style:position="1.25in"/>
        </style:tab-stops>
      </style:paragraph-properties>
      <style:text-properties style:font-name="Roboto1" fo:font-family="Roboto"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alutation"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Command" style:family="paragraph" style:parent-style-name="Standard">
      <loext:graphic-properties draw:fill="none" draw:fill-color="#99ccff"/>
      <style:paragraph-properties fo:margin-left="0.75in" fo:margin-right="0in" fo:text-indent="-0.75in" style:auto-text-indent="false" fo:background-color="transparent" style:writing-mode="lr-tb">
        <style:tab-stops>
          <style:tab-stop style:position="-0.3799in" style:type="center"/>
          <style:tab-stop style:position="0.2508in"/>
          <style:tab-stop style:position="0.5016in"/>
          <style:tab-stop style:position="0.752in"/>
        </style:tab-stops>
      </style:paragraph-properties>
    </style:style>
    <style:style style:name="Command2" style:family="paragraph" style:parent-style-name="Command">
      <style:paragraph-properties>
        <style:tab-stops>
          <style:tab-stop style:position="-0.3799in" style:type="center"/>
          <style:tab-stop style:position="0.2508in"/>
          <style:tab-stop style:position="0.5016in" style:type="center"/>
          <style:tab-stop style:position="0.752in"/>
        </style:tab-stops>
      </style:paragraph-properties>
    </style:style>
    <style:style style:name="Default_20_Paragraph_20_Font" style:display-name="Default Paragraph Font" style:family="text">
      <style:text-properties fo:font-size="12pt" fo:language="en" fo:country="US" style:language-asian="en" style:country-asian="US" style:font-size-complex="12pt"/>
    </style:style>
    <style:style style:name="page_20_number" style:display-name="page number" style:family="text" style:parent-style-name="Default_20_Paragraph_20_Font"/>
    <style:style style:name="Placeholder" style:family="text">
      <style:text-properties fo:font-variant="small-caps" fo:color="#008080" loext:opacity="100%" style:text-underline-style="dotted" style:text-underline-width="auto" style:text-underline-color="font-color"/>
    </style:style>
    <style:style style:name="Numbering_20_Symbols" style:display-name="Numbering Symbols" style:family="text"/>
    <style:style style:name="Variable" style:family="text">
      <style:text-properties style:font-name="Times New Roman1" fo:font-family="'Times New Roman'" style:font-style-name="Bold Italic" style:font-family-generic="roman" style:font-pitch="variable" fo:font-style="italic" fo:font-weight="bold" style:font-style-asian="italic" style:font-style-complex="italic"/>
    </style:style>
    <style:style style:name="Mono" style:family="text">
      <style:text-properties fo:color="#000000" loext:opacity="100%" style:font-name="Roboto Mono1" fo:font-family="'Roboto Mono'" style:font-pitch="variable" fo:font-size="10pt" fo:language="en" fo:country="US" style:letter-kerning="true" style:font-name-asian="Liberation Serif" style:font-family-asian="'Liberation Serif'" style:font-family-generic-asian="system" style:font-pitch-asian="variable" style:font-size-asian="12pt" style:language-asian="hi" style:country-asian="IN" style:font-name-complex="Liberation Serif" style:font-family-complex="'Liberation Serif'"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office:styles>
  <office:automatic-styles>
    <style:style style:name="MP1" style:family="paragraph" style:parent-style-name="header">
      <style:paragraph-properties fo:padding="0in" fo:border-left="none" fo:border-right="none" fo:border-top="none" fo:border-bottom="0.51pt solid #000000" style:shadow="none">
        <style:tab-stops>
          <style:tab-stop style:position="7.5in" style:type="right"/>
        </style:tab-stops>
      </style:paragraph-properties>
    </style:style>
    <style:style style:name="MP2" style:family="paragraph" style:parent-style-name="Footer">
      <style:paragraph-properties fo:text-align="start" style:justify-single-word="false" fo:padding="0in" fo:border-left="none" fo:border-right="none" fo:border-top="0.51pt solid #000000" fo:border-bottom="none" style:shadow="none"/>
      <style:text-properties style:font-name="Roboto"/>
    </style:style>
    <style:style style:name="MT1" style:family="text">
      <style:text-properties style:font-name="Roboto" fo:font-size="12pt" fo:language="en" fo:country="US" fo:font-style="normal" fo:font-weight="normal" officeooo:rsid="003ddb2a" style:font-size-asian="12pt" style:language-asian="en" style:country-asian="US" style:font-name-complex="Arial1" style:font-size-complex="12pt"/>
    </style:style>
    <style:style style:name="MT2" style:family="text">
      <style:text-properties style:font-name="Roboto" fo:font-size="12pt" fo:font-style="normal" fo:font-weight="normal" style:font-size-asian="12pt" style:font-name-complex="Arial1" style:font-size-complex="12pt"/>
    </style:style>
    <style:style style:name="MT3" style:family="text">
      <style:text-properties style:font-name="Roboto" fo:font-size="12pt" fo:font-style="normal" fo:font-weight="normal" style:font-size-asian="12pt" style:font-size-complex="12pt"/>
    </style:style>
    <style:style style:name="MT4"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true"/>
      </style:header-style>
      <style:footer-style>
        <style:header-footer-properties fo:min-height="0.4in" fo:margin-left="0in" fo:margin-right="0in" fo:margin-top="0.2in" style:dynamic-spacing="true"/>
      </style:footer-style>
    </style:page-layout>
  </office:automatic-styles>
  <office:master-styles>
    <style:master-page style:name="Standard" style:page-layout-name="Mpm1">
      <style:header>
        <text:p text:style-name="MP1"><text:span text:style-name="page_20_number"><text:span text:style-name="MT1">CRC Notes for Aeon serial </text:span></text:span><text:span text:style-name="page_20_number"><text:span text:style-name="MT1">c</text:span></text:span><text:span text:style-name="page_20_number"><text:span text:style-name="MT1">ommunic</text:span></text:span><text:span text:style-name="page_20_number"><text:span text:style-name="MT1">ations</text:span></text:span><text:span text:style-name="page_20_number"><text:span text:style-name="MT2"><text:tab/>Page </text:span></text:span><text:span text:style-name="MT3"><text:page-number style:num-format="1" text:select-page="current">1</text:page-number></text:span><text:span text:style-name="page_20_number"><text:span text:style-name="MT2"><text:s/>of </text:span></text:span><text:span text:style-name="page_20_number"><text:span text:style-name="MT2"><text:page-count>3</text:page-count></text:span></text:span></text:p>
      </style:header>
      <style:footer>
        <text:p text:style-name="MP2"><text:span text:style-name="MT4">Aeon Laboratories</text:span><text:tab/><text:tab/><text:date style:data-style-name="N121" text:date-value="2022-07-14T19:52:16.031000129" text:fixed="true">7/14/2022</text:dat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Jim Wilson</meta:initial-creator>
    <meta:creation-date>2009-11-20T12:53:34</meta:creation-date>
    <dc:date>2022-07-14T22:04:35.788000000</dc:date>
    <meta:editing-cycles>47</meta:editing-cycles>
    <meta:editing-duration>P2DT15H27M45S</meta:editing-duration>
    <meta:printed-by>Jim Wilson</meta:printed-by>
    <meta:print-date>2010-07-16T15:38:22.74</meta:print-date>
    <dc:creator>Jim Wilson</dc:creator>
    <meta:document-statistic meta:table-count="0" meta:image-count="0" meta:object-count="0" meta:page-count="3" meta:paragraph-count="93" meta:word-count="557" meta:character-count="3512" meta:non-whitespace-character-count="2870"/>
    <meta:user-defined meta:name="Info 1"/>
    <meta:user-defined meta:name="Info 2"/>
    <meta:user-defined meta:name="Info 3"/>
    <meta:user-defined meta:name="Info 4"/>
  </office:meta>
</office:document-meta>
</file>